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weight="bold" officeooo:rsid="001ab946" officeooo:paragraph-rsid="001ab946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bold" officeooo:rsid="001b466f" officeooo:paragraph-rsid="001b466f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officeooo:rsid="0018a480" officeooo:paragraph-rsid="0018a480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18a480" officeooo:paragraph-rsid="0018a48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0pt" fo:font-style="normal" fo:font-weight="normal" officeooo:rsid="001ab946" officeooo:paragraph-rsid="001ab946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0pt" fo:font-style="normal" fo:font-weight="normal" officeooo:rsid="001b466f" officeooo:paragraph-rsid="001b466f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0pt" fo:font-style="normal" fo:font-weight="bold" officeooo:rsid="001ab946" officeooo:paragraph-rsid="001ab946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0pt" fo:font-style="normal" fo:font-weight="bold" officeooo:rsid="001b466f" officeooo:paragraph-rsid="001b466f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bold" officeooo:rsid="0018a480" officeooo:paragraph-rsid="0018a48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bold" officeooo:rsid="00194e99" officeooo:paragraph-rsid="00194e9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bold" officeooo:rsid="00194e99" officeooo:paragraph-rsid="001ab94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bold" officeooo:rsid="001ab946" officeooo:paragraph-rsid="001ab94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normal" officeooo:rsid="0018a480" officeooo:paragraph-rsid="0018a48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normal" officeooo:rsid="0018a480" officeooo:paragraph-rsid="00194e9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fo:font-weight="normal" officeooo:rsid="00194e99" officeooo:paragraph-rsid="00194e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194e99" officeooo:paragraph-rsid="00194e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ffffff" style:font-name="courier new" fo:font-size="9.75pt" fo:letter-spacing="normal" fo:font-style="normal" fo:font-weight="normal" officeooo:paragraph-rsid="001ab946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18a480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194e99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1ab946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1b466f"/>
    </style:style>
    <style:style style:name="P22" style:family="paragraph" style:parent-style-name="Standard">
      <style:paragraph-properties fo:line-height="150%" fo:text-align="start" style:justify-single-word="false"/>
      <style:text-properties officeooo:rsid="001b466f" officeooo:paragraph-rsid="001b466f"/>
    </style:style>
    <style:style style:name="T1" style:family="text">
      <style:text-properties fo:font-variant="normal" fo:text-transform="none" style:font-name="Arial" fo:font-size="12pt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2pt" fo:font-style="normal" fo:font-weight="normal" officeooo:rsid="0018a48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Arial" fo:font-size="12pt" fo:font-style="normal" fo:font-weight="normal" officeooo:rsid="00194e9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Arial" fo:font-size="12pt" fo:font-style="normal" fo:font-weight="normal" officeooo:rsid="001ab946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Arial" fo:font-size="12pt" fo:font-style="normal" fo:font-weight="normal" officeooo:rsid="001b466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Arial" fo:font-size="12pt" fo:font-style="normal" style:font-size-asian="12pt" style:font-size-complex="12pt"/>
    </style:style>
    <style:style style:name="T7" style:family="text">
      <style:text-properties fo:font-variant="normal" fo:text-transform="none" style:font-name="Arial" fo:font-size="12pt" fo:font-style="normal" officeooo:rsid="001ab946" style:font-size-asian="12pt" style:font-size-complex="12pt"/>
    </style:style>
    <style:style style:name="T8" style:family="text">
      <style:text-properties fo:font-variant="normal" fo:text-transform="none" style:font-name="Arial" fo:font-size="12pt" fo:font-style="normal" officeooo:rsid="001b466f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b946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officeooo:rsid="001ab946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b466f"/>
    </style:style>
    <style:style style:name="T16" style:family="text">
      <style:text-properties style:font-name="Arial" fo:font-size="12pt" officeooo:rsid="001ab946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DDL STATEMENTS</text:p>
      <text:p text:style-name="P4"/>
      <text:p text:style-name="P9">Question 1</text:p>
      <text:p text:style-name="P13">Create table Customers,Agent and Orders. Use primary key for each tables and foreign keys for connecting the tables.Use Comments while creating the tables.</text:p>
      <text:p text:style-name="P13"/>
      <text:p text:style-name="P16">TABLE CREATION</text:p>
      <text:p text:style-name="P18"><text:span text:style-name="T2">CREATE TABLE agent ( </text:span></text:p>
      <text:p text:style-name="P13"><text:tab/>agent_code char(4) PRIMARY KEY NOT NULL,</text:p>
      <text:p text:style-name="P13"><text:tab/>agent_name varchar(20) NOT NULL,</text:p>
      <text:p text:style-name="P13"><text:tab/>country varchar(20), </text:p>
      <text:p text:style-name="P13"><text:tab/>phone_no bigint, </text:p>
      <text:p text:style-name="P18"><text:span text:style-name="T2"><text:tab/>status tinyint</text:span></text:p>
      <text:p text:style-name="P13">) COMMENT <text:s/>‘Agent Table’ ;</text:p>
      <text:p text:style-name="P13"/>
      <text:p text:style-name="P18"><text:span text:style-name="T2">CREATE TABLE customer ( </text:span></text:p>
      <text:p text:style-name="P13"><text:tab/>cust_code char(4) PRIMARY KEY NOT NULL, </text:p>
      <text:p text:style-name="P13"><text:tab/>cust_name varchar(20) NOT NULL, </text:p>
      <text:p text:style-name="P13"><text:tab/>cust_city varchar(20), </text:p>
      <text:p text:style-name="P13"><text:tab/>phone_no bigint, </text:p>
      <text:p text:style-name="P13"><text:tab/>agent_code char(4), </text:p>
      <text:p text:style-name="P13"><text:tab/>FOREIGN KEY(agent_code) REFERENCES agent(agent_code)</text:p>
      <text:p text:style-name="P13">) COMMENT ‘Customer Table’ ;</text:p>
      <text:p text:style-name="P13"/>
      <text:p text:style-name="P13">CREATE TABLE order_table ( </text:p>
      <text:p text:style-name="P13"><text:tab/>order_num char(4) PRIMARY KEY NOT NULL, </text:p>
      <text:p text:style-name="P13"><text:tab/>cust_code char(4) NOT NULL, </text:p>
      <text:p text:style-name="P13"><text:tab/>agent_code char(4) NOT NULL, </text:p>
      <text:p text:style-name="P13"><text:tab/>amount int,</text:p>
      <text:p text:style-name="P13"><text:tab/>order_date date, </text:p>
      <text:p text:style-name="P13"><text:tab/>FOREIGN KEY(cust_code) REFERENCES customer(cust_code), </text:p>
      <text:p text:style-name="P13"><text:tab/>FOREIGN KEY(agent_code) REFERENCES agent(agent_code),</text:p>
      <text:p text:style-name="P14">) COMMENT ‘Order Table’ ;</text:p>
      <text:p text:style-name="P13"/>
      <text:p text:style-name="P16"><text:soft-page-break/><text:span text:style-name="T11"><text:s text:c="2"/></text:span>INSERTION</text:p>
      <text:p text:style-name="P15"/>
      <text:p text:style-name="P15">INSERT INTO agent VALUES('A001','Joe','Canada',2345623452,0);</text:p>
      <text:p text:style-name="P15">INSERT INTO agent VALUES('A002','Sara','India',1234567890,1);</text:p>
      <text:p text:style-name="P15">INSERT INTO agent VALUES('A003','Wiley','Bahamas',9876543210,1);</text:p>
      <text:p text:style-name="P15">INSERT INTO agent VALUES('A004','Katniss','Ireland',3456543698,1);</text:p>
      <text:p text:style-name="P15">INSERT INTO agent VALUES('A005','Arjun','India',9844342345,0);</text:p>
      <text:p text:style-name="P15"/>
      <text:p text:style-name="P15">INSERT INTO customer VALUES('C001','Albert','Chennai',9798865876,'A001');</text:p>
      <text:p text:style-name="P15">INSERT INTO customer VALUES('C002','Ravi','Bangalore',9876123456,'A002');</text:p>
      <text:p text:style-name="P15">INSERT INTO customer VALUES('C003','Archana','Chennai',9452309812,'A004');</text:p>
      <text:p text:style-name="P15">INSERT INTO customer VALUES('C004','Riya','Trichy',9612309876,'A002');</text:p>
      <text:p text:style-name="P15">INSERT INTO customer VALUES('C005','Pavithra','Kanyakumari',9612309856,'A005');</text:p>
      <text:p text:style-name="P15"/>
      <text:p text:style-name="P15">INSERT INTO order_table VALUES('O001','C001','A001',50000,'12/2/21');</text:p>
      <text:p text:style-name="P15">INSERT INTO order_table VALUES('O002','C002','A002',3000,'26/03/21');</text:p>
      <text:p text:style-name="P15">INSERT INTO order_table VALUES('O003','C005','A004',25000,'21/01/21');</text:p>
      <text:p text:style-name="P15">INSERT INTO order_table VALUES('O004','C003','A003',6000,'06/03/21');</text:p>
      <text:p text:style-name="P15">INSERT INTO order_table VALUES('O005','C004','A005',10000,'13/09/19');</text:p>
      <text:p text:style-name="P15"/>
      <text:p text:style-name="P10">Question2</text:p>
      <text:p text:style-name="P10"><text:span text:style-name="T9">Alter the table agent , Add a new Column called "Commission".</text:span></text:p>
      <text:p text:style-name="P10"><text:span text:style-name="T9"/></text:p>
      <text:p text:style-name="P10"><text:span text:style-name="T9">ALTER TABLE agent ADD COLUMN Commission decimal(3,2);</text:span></text:p>
      <text:p text:style-name="P10"><text:span text:style-name="T9"/></text:p>
      <text:p text:style-name="P19"><text:span text:style-name="T3">UPDATE agent </text:span><text:span text:style-name="T4">SET</text:span><text:span text:style-name="T3"> commission = 0.96 WHERE agent_code = 'A002';</text:span></text:p>
      <text:p text:style-name="P11"><text:span text:style-name="T9">UPDATE agent </text:span><text:span text:style-name="T10">SET</text:span><text:span text:style-name="T9"> commission = 0.2 WHERE agent_code = 'A001';</text:span></text:p>
      <text:p text:style-name="P11"><text:span text:style-name="T9">UPDATE agent </text:span><text:span text:style-name="T10">SET</text:span><text:span text:style-name="T9"> commission = 0.23 WHERE agent_code = 'A003';</text:span></text:p>
      <text:p text:style-name="P11"><text:span text:style-name="T9">UPDATE agent </text:span><text:span text:style-name="T10">SET</text:span><text:span text:style-name="T9"> commission = 0.12 WHERE agent_code = 'A004';</text:span></text:p>
      <text:p text:style-name="P11"><text:span text:style-name="T9">UPDATE agent </text:span><text:span text:style-name="T10">SET</text:span><text:span text:style-name="T9"> commission = 0.76 WHERE agent_code = 'A005';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oft-page-break/>Question 3</text:p>
      <text:p text:style-name="P12"><text:span text:style-name="T9">Delete the column Phone_No from the agents table.</text:span></text:p>
      <text:p text:style-name="P12"><text:span text:style-name="T9"/></text:p>
      <text:p text:style-name="P20"><text:span text:style-name="T4"><text:s/></text:span><text:span text:style-name="T3">ALTER TABLE</text:span><text:span text:style-name="T4"> agent DROP COLUMN phone_no;</text:span></text:p>
      <text:p text:style-name="P20"><text:span text:style-name="T4"/></text:p>
      <text:p text:style-name="P1"><text:span text:style-name="T6">Question 4</text:span></text:p>
      <text:p text:style-name="P7"><text:span text:style-name="T13">Rename the Column "Commision" as "Commision_Percentage".</text:span></text:p>
      <text:p text:style-name="P7"><text:span text:style-name="T1"/></text:p>
      <text:p text:style-name="P20"><text:span text:style-name="T3">ALTER TABLE</text:span><text:span text:style-name="T4"> agent CHANGE commission <text:s/>commission_percentage decimal(3,2);</text:span></text:p>
      <text:p text:style-name="P20"><text:span text:style-name="T4"/></text:p>
      <text:p text:style-name="P1"><text:span text:style-name="T6">Question 5</text:span></text:p>
      <text:p text:style-name="P5"><text:span text:style-name="T14">Make a copy of agent table with a table name as "AGENT_DETAILS" and delete the old agent table with the name "AGENT" .</text:span></text:p>
      <text:p text:style-name="P5"><text:span text:style-name="T14"/></text:p>
      <text:p text:style-name="P20"><text:span text:style-name="T4">CREATE TABLE agent_details AS ( SELECT <text:s/>* FROM agent ) ;</text:span></text:p>
      <text:p text:style-name="P21"><text:span text:style-name="T5"/></text:p>
      <text:p text:style-name="P22"><text:span text:style-name="T5">A</text:span><text:span text:style-name="T1">LTER TABLE customer DROP FOREIGN KEY customer_ibfk_1;</text:span></text:p>
      <text:p text:style-name="P21"><text:span text:style-name="T5"/></text:p>
      <text:p text:style-name="P21"><text:span text:style-name="T5">DROP TABLE agent;</text:span></text:p>
      <text:p text:style-name="P21"><text:span text:style-name="T5"/></text:p>
      <text:p text:style-name="P2"><text:span text:style-name="T6">Question 6</text:span></text:p>
      <text:p text:style-name="P8"><text:span text:style-name="T13">Delete all the order table records in a single command </text:span></text:p>
      <text:p text:style-name="P8"><text:span text:style-name="T1"/></text:p>
      <text:p text:style-name="P8"><text:span text:style-name="T13">TRUNCATE TABLE order_table;</text:span></text:p>
      <text:p text:style-name="P8"><text:span text:style-name="T13"/></text:p>
      <text:p text:style-name="P8"><text:span text:style-name="T14">Question 7</text:span></text:p>
      <text:p text:style-name="P6"><text:span text:style-name="T14">Alter the tables orders and set a default value for the column Amount.</text:span></text:p>
      <text:p text:style-name="P6"><text:span text:style-name="T14"/></text:p>
      <text:p text:style-name="P21"><text:span text:style-name="T5">ALTER TABLE order_table ALTER amount SET DEFAULT 0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1:02:11.557156163</meta:creation-date>
    <dc:date>2021-04-23T21:44:13.244740993</dc:date>
    <meta:editing-duration>PT31S</meta:editing-duration>
    <meta:editing-cycles>1</meta:editing-cycles>
    <meta:document-statistic meta:table-count="0" meta:image-count="0" meta:object-count="0" meta:page-count="3" meta:paragraph-count="69" meta:word-count="364" meta:character-count="3090" meta:non-whitespace-character-count="2755"/>
    <meta:generator>LibreOffice/6.4.6.2$Linux_X86_64 LibreOffice_project/40$Build-2</meta:generator>
  </office:meta>
</office:document-meta>
</file>